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" svg:font-family="Segoe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cb6a" officeooo:paragraph-rsid="00196099"/>
    </style:style>
    <style:style style:name="P2" style:family="paragraph" style:parent-style-name="Standard">
      <style:text-properties officeooo:rsid="00196099" officeooo:paragraph-rsid="00196099"/>
    </style:style>
    <style:style style:name="P3" style:family="paragraph" style:parent-style-name="Standard">
      <style:paragraph-properties fo:text-align="center" style:justify-single-word="false"/>
      <style:text-properties officeooo:rsid="00196099" officeooo:paragraph-rsid="00196099"/>
    </style:style>
    <style:style style:name="P4" style:family="paragraph" style:parent-style-name="Heading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officeooo:rsid="001c98d1" officeooo:paragraph-rsid="001c98d1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Heading_20_1">
      <style:text-properties officeooo:rsid="00196099" officeooo:paragraph-rsid="00196099"/>
    </style:style>
    <style:style style:name="P8" style:family="paragraph" style:parent-style-name="Heading_20_1">
      <style:text-properties officeooo:paragraph-rsid="001c98d1"/>
    </style:style>
    <style:style style:name="P9" style:family="paragraph" style:parent-style-name="Heading_20_1">
      <style:text-properties officeooo:rsid="001c98d1" officeooo:paragraph-rsid="001c98d1"/>
    </style:style>
    <style:style style:name="P10" style:family="paragraph" style:parent-style-name="Text_20_body">
      <style:text-properties officeooo:rsid="003d6ee9" officeooo:paragraph-rsid="001e2746"/>
    </style:style>
    <style:style style:name="P11" style:family="paragraph" style:parent-style-name="Text_20_body">
      <style:text-properties officeooo:rsid="003c1c2c" officeooo:paragraph-rsid="001e2746"/>
    </style:style>
    <style:style style:name="P12" style:family="paragraph" style:parent-style-name="Text_20_body">
      <style:text-properties officeooo:rsid="003eaf69" officeooo:paragraph-rsid="001e2746"/>
    </style:style>
    <style:style style:name="P13" style:family="paragraph" style:parent-style-name="Text_20_body">
      <style:text-properties officeooo:rsid="004294f0" officeooo:paragraph-rsid="002045b2"/>
    </style:style>
    <style:style style:name="P14" style:family="paragraph" style:parent-style-name="Text_20_body">
      <style:text-properties officeooo:rsid="002045b2" officeooo:paragraph-rsid="002045b2"/>
    </style:style>
    <style:style style:name="P15" style:family="paragraph" style:parent-style-name="Text_20_body">
      <style:text-properties officeooo:paragraph-rsid="002045b2"/>
    </style:style>
    <style:style style:name="P16" style:family="paragraph" style:parent-style-name="Text_20_body">
      <style:text-properties officeooo:rsid="00210d2a" officeooo:paragraph-rsid="00210d2a"/>
    </style:style>
    <style:style style:name="P17" style:family="paragraph" style:parent-style-name="Text_20_body">
      <style:text-properties officeooo:rsid="00227c98" officeooo:paragraph-rsid="00227c98"/>
    </style:style>
    <style:style style:name="P18" style:family="paragraph" style:parent-style-name="Heading_20_2">
      <style:text-properties officeooo:paragraph-rsid="002045b2"/>
    </style:style>
    <style:style style:name="T1" style:family="text">
      <style:text-properties officeooo:rsid="001b206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c0904" style:font-size-asian="18pt" style:font-size-complex="18pt"/>
    </style:style>
    <style:style style:name="T4" style:family="text">
      <style:text-properties fo:font-size="18pt" officeooo:rsid="001c98d1" style:font-size-asian="18pt" style:font-size-complex="18pt"/>
    </style:style>
    <style:style style:name="T5" style:family="text">
      <style:text-properties officeooo:rsid="001c98d1"/>
    </style:style>
    <style:style style:name="T6" style:family="text">
      <style:text-properties officeooo:rsid="003f91e8"/>
    </style:style>
    <style:style style:name="T7" style:family="text">
      <style:text-properties officeooo:rsid="003d6ee9"/>
    </style:style>
    <style:style style:name="T8" style:family="text">
      <style:text-properties officeooo:rsid="001e2746"/>
    </style:style>
    <style:style style:name="T9" style:family="text">
      <style:text-properties officeooo:rsid="002045b2"/>
    </style:style>
    <style:style style:name="T10" style:family="text">
      <style:text-properties style:font-name="Segoe" style:font-size-asian="10.5pt"/>
    </style:style>
    <style:style style:name="T11" style:family="text">
      <style:text-properties style:font-name="Segoe" officeooo:rsid="004294f0" style:font-size-asian="10.5pt"/>
    </style:style>
    <style:style style:name="T12" style:family="text">
      <style:text-properties officeooo:rsid="004423a1"/>
    </style:style>
    <style:style style:name="T13" style:family="text">
      <style:text-properties officeooo:rsid="00210d2a"/>
    </style:style>
    <style:style style:name="T14" style:family="text">
      <style:text-properties officeooo:rsid="0021ab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lentin BODEREAU</text:p>
      <text:p text:style-name="P2">Fabien LARVOR</text:p>
      <text:p text:style-name="P2">Thibault RIOU</text:p>
      <text:p text:style-name="P2"/>
      <text:p text:style-name="P4">Compte-rendu de recherche préliminaire sur l<text:span text:style-name="T1">a table PixelSense SUR40</text:span></text:p>
      <text:p text:style-name="P3"/>
      <text:p text:style-name="P1"/>
      <text:h text:style-name="Heading_20_1" text:outline-level="1">I. <text:span text:style-name="T2">Présentation de </text:span><text:span text:style-name="T3">la table</text:span></text:h>
      <text:p text:style-name="P5">La table Microsoft PixelSense SUR40 permet de répondre à la fois au toucher et aux objets via des tags optiques. Plusieurs personnes peuvent toucher la table simultanément et celle-ci supporte jusqu'à 50 points de contact simultané.</text:p>
      <text:p text:style-name="P5">La table possède un écran de 40pouces d'épaisseur de 10cm. Elle peut aussi bien être accroché à un mur ou posée à l'horizontal sur des pieds.</text:p>
      <text:p text:style-name="P5"><text:s/></text:p>
      <text:p text:style-name="P5"/>
      <text:h text:style-name="P8" text:outline-level="1"><text:span text:style-name="T4">II. Créer une application</text:span></text:h>
      <text:p text:style-name="P5">Pour créer une application pour la table il est nécessaire d'utiliser le logiciel Microsoft Visual Studio et le SDK Microsoft Surface 2.0.</text:p>
      <text:p text:style-name="P5"/>
      <text:h text:style-name="P9" text:outline-level="1"><text:span text:style-name="T2">III. La reconnaissance d'objets</text:span></text:h>
      <text:h text:style-name="Heading_20_2" text:outline-level="2">III.1 Les tags</text:h>
      <text:p text:style-name="Standard">La table PixelSense offre la possibilité de reconnaître des tags.</text:p>
      <text:p text:style-name="Standard">Cette reconnaissance peut servir pour reconnaître des objets : une application peut reconnaître des tags pour reconnaître un objet ou les distinguer <text:span text:style-name="T6">parmi</text:span> une collection d'objets.</text:p>
      <text:p text:style-name="P6"><text:span text:style-name="T5">Les tags peuvent contenir un byte d'information.</text:span></text:p>
      <text:p text:style-name="P11">Pour être reconnu, un tag nécessite 3 parties obligatoires. Une surface non-réfléchissante noire, un <text:span text:style-name="T7">cercle</text:span> centrale réfléchissante per<text:span text:style-name="T7">mettant de localiser le tag sur la surface de la table et trois cercles sur les côtés permettant de détecter l'orientation de l'objet sur la table.</text:span></text:p>
      <text:p text:style-name="P10">En plus de ces points obligatoires de reconnaissance, les tags comportent des cercles réfléchissant dans les coins représentant les bits. </text:p>
      <text:p text:style-name="P12">Le SDK <text:span text:style-name="T8">Microsoft Surface 2.0</text:span> comporte une API permettant d'exploiter ces tags.</text:p>
      <text:p text:style-name="P17">Il est possible d'imprimer les tags depuis la documentation du SDK Microsoft Surface 2.0</text:p>
      <text:h text:style-name="Heading_20_2" text:outline-level="2">III.2 API</text:h>
      <text:p text:style-name="P13"><text:span text:style-name="T9">L</text:span>es tags de reconnaissance sont représenté au niveau du code par la structure TagData dans le Core Layer et dans le Presentation Layer.</text:p>
      <text:p text:style-name="P14">- Value: la valeure du tag, un entier compris entre 0 et 256.</text:p>
      <text:p text:style-name="P14"><text:soft-page-break/>-Series : I<text:span text:style-name="T11">ndique comment les valeurs Schema et ExtendedValue doivent être interprétées. Actuellement, la seule valeur supportée est 0 .</text:span></text:p>
      <text:p text:style-name="P14"><text:span text:style-name="T11">-</text:span><text:span text:style-name="T10">Schema : </text:span><text:span text:style-name="T11">Le schema du Tag. Actuellement, la seule valeur supportée est 0</text:span></text:p>
      <text:p text:style-name="P14"><text:span text:style-name="T11">-</text:span><text:span text:style-name="T10">ExtendedValue : </text:span><text:span text:style-name="T11">La valeur étendue du Tag. Actuellement, la seule valeur supportée est 0</text:span></text:p>
      <text:h text:style-name="P18" text:outline-level="2">III.3 Détails sur l'utilisation des tags</text:h>
      <text:p text:style-name="P15"><text:span text:style-name="T12">La table surface doit être utilisée dans un milieu avec peu de lumière ou de la lumière indirecte pour éviter des problèmes d'ombres ou depoints lumineux.</text:span></text:p>
      <text:p text:style-name="P14">Les tags doivent :</text:p>
      <text:p text:style-name="P14">- avoir un noir qui absorbe bien les infra-rouges</text:p>
      <text:p text:style-name="P14">- ne pas être d'un matériau trop réfléchissante et qui ne s'use pas trop vite</text:p>
      <text:p text:style-name="P14">- <text:span text:style-name="T13">être placés sur des objets noir ou non-réfléchissante aux infra-rouges</text:span></text:p>
      <text:p text:style-name="P14">- <text:span text:style-name="T13">être placé sur des zones plates et bien équilibrées</text:span></text:p>
      <text:p text:style-name="P16">La zone de reconnaissance des tags doit plutôt être de couleur sombre. <text:span text:style-name="T14">Il vaut mieux ne pas réutiliser la même valeur de tag plusieurs fois, et ne pas placer les tags trop près les uns des autres.</text:span></text:p>
      <text:h text:style-name="P7" text:outline-level="1">IV. Sources</text:h>
      <text:p text:style-name="P17">Cractéristiques de la table :</text:p>
      <text:p text:style-name="P17">http://www.samsung.com/au/business/business-products/smart-signage/specialised-solutions/LH40SFWTGC/XY</text:p>
      <text:p text:style-name="P17">http://www.solatys.fr/upload/9f32e151-de3d-44ff-ad1b-a903e5639ffc.pdf</text:p>
      <text:p text:style-name="P17">La documentation du SDK Microsoft Surface 2.0 en ligne est très bien fournie :</text:p>
      <text:p text:style-name="P17">http://msdn.microsoft.com/en-us/library/ff727815.aspx</text:p>
      <text:p text:style-name="P17">Reconnaissance des tags :</text:p>
      <text:p text:style-name="P17"><text:a xlink:type="simple" xlink:href="http://msdn.microsoft.com/en-us/library/ff727854.aspx" text:style-name="Internet_20_link" text:visited-style-name="Visited_20_Internet_20_Link">http://msdn.microsoft.com/en-us/library/ff727854.aspx</text:a></text:p>
      <text:p text:style-name="P17">http://msdn.microsoft.com/en-us/library/ff727919.aspx</text:p>
      <text:p text:style-name="P17">Pour imprimer les tags :</text:p>
      <text:p text:style-name="P17">http://msdn.microsoft.com/en-us/library/ff727841.as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" svg:font-family="Segoe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07:43.736000000</meta:creation-date>
    <dc:date>2014-10-15T11:35:51.873000000</dc:date>
    <meta:editing-duration>PT2H8M33S</meta:editing-duration>
    <meta:editing-cycles>12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44" meta:word-count="486" meta:character-count="3309" meta:non-whitespace-character-count="2864"/>
  </office:meta>
</office:document-meta>
</file>